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f1c" officeooo:paragraph-rsid="001d4f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0:50:40.625069713</meta:creation-date>
    <dc:date>2020-01-24T10:51:02.088091011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